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2B59935A2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driven 17/6/22</text:p>
      <text:p text:style-name="Standard"/>
      <text:p text:style-name="Standard"><draw:frame draw:style-name="fr1" draw:name="graphics1" text:anchor-type="paragraph" svg:width="6.9252in" svg:height="3.5134in" draw:z-index="0"><draw:image xlink:href="Pictures/1000000000000556000002B59935A2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yshali Rajendran</meta:initial-creator>
    <meta:creation-date>2022-06-22T22:05:41.25</meta:creation-date>
    <dc:date>2022-06-22T22:21:23.71</dc:date>
    <dc:creator>Vyshali Rajendran</dc:creator>
    <meta:editing-duration>PT15M41S</meta:editing-duration>
    <meta:editing-cycles>2</meta:editing-cycles>
    <meta:generator>OpenOffice/4.1.11$Win32 OpenOffice.org_project/4111m1$Build-9808</meta:generator>
    <meta:document-statistic meta:table-count="0" meta:image-count="1" meta:object-count="0" meta:page-count="1" meta:paragraph-count="1" meta:word-count="3" meta:character-count="19"/>
  </office:meta>
</office:document-meta>
</file>